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Times New Roman" style:font-name-complex="Times New Roman"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Times New Roman" style:font-name-complex="Times New Roman"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Times New Roman" style:font-name-complex="Times New Roman"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title"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copyright" style:family="paragraph" style:parent-style-name="none">
      <style:paragraph-properties fo:text-align="left" fo:break-after="page"/>
      <style:text-properties fo:font-size="12pt"/>
    </style:style>
    <style:style style:name="tableofcontents" style:family="paragraph" style:parent-style-name="none">
      <style:paragraph-properties fo:text-align="left" fo:break-after="page"/>
      <style:text-properties fo:font-size="12pt"/>
    </style:style>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7T13:51:29</meta:creation-date>
    <dc:creator>Trihus</dc:creator>
    <dc:date>2012-04-17T13:51:2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artFile1"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